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3CEE8C3BC0.jpg" manifest:media-type="image/jpeg"/>
  <manifest:file-entry manifest:full-path="Pictures/10000000000004B00000036380AC177D.jpg" manifest:media-type="image/jpeg"/>
  <manifest:file-entry manifest:full-path="Pictures/10000001000004C5000003BC35F697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0457in, 6.4929in, 2.102in, 2.845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2" text:anchor-type="char" svg:width="6.6929in" svg:height="3.1902in" draw:z-index="1"><draw:image xlink:href="Pictures/10000000000004B00000023CEE8C3BC0.jpg" xlink:type="simple" xlink:show="embed" xlink:actuate="onLoad" draw:mime-type="image/jpeg"/></draw:frame><draw:frame draw:style-name="fr2" draw:name="Image3" text:anchor-type="char" svg:x="-0.0102in" svg:y="3.3547in" svg:width="6.6929in" svg:height="4.8354in" draw:z-index="2"><draw:image xlink:href="Pictures/10000000000004B00000036380AC177D.jpg" xlink:type="simple" xlink:show="embed" xlink:actuate="onLoad" draw:mime-type="image/jpeg"/></draw:frame></text:p>
      <text:p text:style-name="Standard"/>
      <text:p text:style-name="P1"/>
      <text:p text:style-name="Standard"/>
      <text:p text:style-name="Standard"/>
      <text:p text:style-name="Standard"><draw:frame draw:style-name="fr3" draw:name="Image1" text:anchor-type="char" svg:x="1.4402in" svg:y="0.2193in" svg:width="4.5937in" svg:height="6.5374in" draw:z-index="0"><draw:image xlink:href="Pictures/10000001000004C5000003BC35F697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9T14:25:34.304854700</meta:creation-date>
    <meta:print-date>2025-08-09T14:30:35.137790200</meta:print-date>
    <meta:printed-by>PDF files</meta:printed-by>
    <dc:date>2025-08-09T17:44:21.356708500</dc:date>
    <meta:editing-duration>PT3H8M18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25.2.5.2$Windows_X86_64 LibreOffice_project/03d19516eb2e1dd5d4ccd751a0d6f35f35e08022</meta:generator>
  </office:meta>
</office:document-meta>
</file>